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subtitle">
      <style:graphic-properties draw:fill-color="#ffffff" fo:min-height="21cm"/>
    </style:style>
    <style:style style:name="pr2" style:family="presentation" style:parent-style-name="lyt-rededges-notes">
      <style:graphic-properties draw:fill-color="#ffffff" fo:min-height="12.322cm"/>
    </style:style>
    <style:style style:name="pr3" style:family="presentation" style:parent-style-name="lyt-rededges-subtitle">
      <style:graphic-properties draw:fill-color="#ffffff" fo:min-height="19.685cm"/>
    </style:style>
    <style:style style:name="pr4" style:family="presentation" style:parent-style-name="lyt-rededges-title">
      <style:graphic-properties fo:min-height="3.256cm"/>
    </style:style>
    <style:style style:name="pr5" style:family="presentation" style:parent-style-name="lyt-rededges-subtitle">
      <style:graphic-properties draw:fill-color="#ffffff" fo:min-height="13.335cm"/>
    </style:style>
    <style:style style:name="pr6" style:family="presentation" style:parent-style-name="lyt-rededges-subtitle">
      <style:graphic-properties draw:fill-color="#ffffff" fo:min-height="14.1cm"/>
    </style:style>
    <style:style style:name="P1" style:family="paragraph">
      <style:paragraph-properties fo:text-align="start" style:text-autospace="none"/>
    </style:style>
    <style:style style:name="P2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font-weight="bold" style:font-weight-asian="bold" style:font-weight-complex="bold"/>
    </style:style>
    <style:style style:name="P8" style:family="paragraph">
      <style:paragraph-properties fo:text-align="start" style:text-autospace="none"/>
      <style:text-properties fo:font-weight="bold" style:font-weight-asian="bold" style:font-weight-complex="bold"/>
    </style:style>
    <style:style style:name="P9" style:family="paragraph">
      <style:paragraph-properties style:text-autospace="none"/>
      <style:text-properties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3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4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" style:family="text">
      <style:text-properties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text-style-name="P2" draw:layer="layout" svg:width="19.694cm" svg:height="21.022cm" svg:x="8.306cm" svg:y="-0.011cm" presentation:class="subtitle" presentation:user-transformed="true">
          <draw:text-box>
            <text:p text:style-name="P1"><text:span text:style-name="T1">------------------------------------------------------------------------</text:span></text:p>
            <text:p text:style-name="P1"><text:span text:style-name="T2">The Espresso-II Algorithm, page 56 of /Logic Minimization</text:span></text:p>
            <text:p text:style-name="P1"><text:span text:style-name="T2">Algorithms for VLSI Synthesis/, by Brayton et. al.,</text:span></text:p>
            <text:p text:style-name="P1"><text:span text:style-name="T2">Kluwer Academic Publishers, 1984</text:span><text:span text:style-name="T1">.</text:span></text:p>
            <text:p text:style-name="P1"><text:span text:style-name="T1"/></text:p>
            <text:p text:style-name="P1"><text:span text:style-name="T1"><text:s text:c="17"/></text:span><text:span text:style-name="T1">Procedure ESPRESSO-II (F, D)</text:span></text:p>
            <text:p text:style-name="P1"><text:span text:style-name="T1"/></text:p>
            <text:p text:style-name="P1"><text:span text:style-name="T1">/* Given F, a cover of {f,d,r} = (on-set, don't-care, off-set)</text:span></text:p>
            <text:p text:style-name="P1"><text:span text:style-name="T1">/* and D a cover of d, minimizes Phi(F)=(NPT,NLI,NLO)</text:span></text:p>
            <text:p text:style-name="P1"><text:span text:style-name="T1">/* where NPT is the number of cubes, NLI is the number of</text:span></text:p>
            <text:p text:style-name="P1"><text:span text:style-name="T1">/* input literals and NLO is the number of output literals.</text:span></text:p>
            <text:p text:style-name="P1"><text:span text:style-name="T1">/* Returns a minimized cover F and its cost Phi.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2"/></text:span><text:span text:style-name="T1">F &lt;= UNWRAP(F)</text:span></text:p>
            <text:p text:style-name="P1"><text:span text:style-name="T1"><text:s text:c="2"/></text:span><text:span text:style-name="T1">R &lt;= COMPLEMENT(F, D)</text:span></text:p>
            <text:p text:style-name="P1"><text:span text:style-name="T1"><text:s text:c="2"/></text:span><text:span text:style-name="T1">Phi1 &lt;= Phi2 &lt;= Phi3 &lt;= Phi4 &lt;= COST(F) <text:s/>/* Initialize Cost</text:span></text:p>
            <text:p text:style-name="P1"><text:span text:style-name="T1"/></text:p>
            <text:p text:style-name="P1"><text:span text:style-name="T1">LOOP1: (Phi,F) &lt;= EXPAND(F,R) <text:s text:c="13"/>/* F is prime and SCC-minimal</text:span></text:p>
            <text:p text:style-name="P1"><text:span text:style-name="T1"><text:s text:c="7"/></text:span><text:span text:style-name="T1">if (First-Pass) <text:s text:c="20"/>/* Move essential primes</text:span></text:p>
            <text:p text:style-name="P1"><text:span text:style-name="T1"><text:s text:c="7"/></text:span><text:span text:style-name="T1">(Phi,F,D,E) &lt;= ESSENTIAL_PRIMES(F,D)/* into don't care set</text:span></text:p>
            <text:p text:style-name="P1"><text:span text:style-name="T1"><text:s text:c="7"/></text:span><text:span text:style-name="T1">if (Phi == Phi1) goto OUT <text:s text:c="10"/>/* Check termination criterion</text:span></text:p>
            <text:p text:style-name="P1"><text:span text:style-name="T1"><text:s text:c="7"/></text:span><text:span text:style-name="T1">Phi1 &lt;= Phi$</text:span></text:p>
            <text:p text:style-name="P1"><text:span text:style-name="T1"><text:s text:c="7"/></text:span><text:span text:style-name="T1">(Phi, F) &lt;= IRREDUNDANT_COVER(F,D) <text:s/>/* F <text:s/>is minimal cover</text:span></text:p>
            <text:p text:style-name="P1"><text:span text:style-name="T1"><text:s text:c="7"/></text:span><text:span text:style-name="T1">if(Phi == Phi2) goto OUT <text:s text:c="11"/>/* of prime implicants</text:span></text:p>
            <text:p text:style-name="P1"><text:span text:style-name="T1"><text:s text:c="7"/></text:span><text:span text:style-name="T1">Phi2 &lt;= Phi</text:span></text:p>
            <text:p text:style-name="P1"><text:span text:style-name="T1"/></text:p>
            <text:p text:style-name="P1"><text:span text:style-name="T1"><text:s/></text:span><text:span text:style-name="T1">LOOP2: (Phi,F) &lt;= REDUCE(F,D) <text:s text:c="12"/>/* Each cube of F <text:s/>replaced by</text:span></text:p>
            <text:p text:style-name="P1"><text:span text:style-name="T1"><text:s text:c="4"/></text:span><text:span text:style-name="T1">if (Phi == Phi3) goto OUT <text:s text:c="13"/>/* smallest cube containing</text:span></text:p>
            <text:p text:style-name="P1"><text:span text:style-name="T1"><text:s text:c="4"/></text:span><text:span text:style-name="T1">Phi3 &lt;= Phi <text:s text:c="27"/>/* its ``essential'' vertices.</text:span></text:p>
            <text:p text:style-name="P1"><text:span text:style-name="T1"><text:s text:c="4"/></text:span><text:span text:style-name="T1">goto LOOP1</text:span></text:p>
            <text:p text:style-name="P1"><text:span text:style-name="T1"/></text:p>
            <text:p text:style-name="P1"><text:span text:style-name="T1"><text:s/></text:span><text:span text:style-name="T1">OUT: if (Phi == Phi4) goto QUIT</text:span></text:p>
            <text:p text:style-name="P1"><text:span text:style-name="T1"><text:s text:c="4"/></text:span><text:span text:style-name="T1">(Phi', F) &lt;= LAST_GASP(F, D, R) <text:s text:c="7"/>/* If no further improvement</text:span></text:p>
            <text:p text:style-name="P1"><text:span text:style-name="T1"><text:s text:c="4"/></text:span><text:span text:style-name="T1">if (Phi == Phi') goto QUIT <text:s text:c="12"/>/* terminate</text:span></text:p>
            <text:p text:style-name="P1"><text:span text:style-name="T1"><text:s text:c="4"/></text:span><text:span text:style-name="T1">Phi1 &lt;= Phi2 &lt;= Phi3 &lt;= Phi4 &lt;= Phi'</text:span></text:p>
            <text:p text:style-name="P1"><text:span text:style-name="T1"><text:s text:c="4"/></text:span><text:span text:style-name="T1">goto LOOP2</text:span></text:p>
            <text:p text:style-name="P1"><text:span text:style-name="T1"/></text:p>
            <text:p text:style-name="P1"><text:span text:style-name="T1"><text:s/></text:span><text:span text:style-name="T1">QUIT: F &lt;= union(F,E) <text:s text:c="20"/>/* Put essential primes E <text:s/>back</text:span></text:p>
            <text:p text:style-name="P1"><text:span text:style-name="T1"><text:s text:c="4"/></text:span><text:span text:style-name="T1">D &lt;= D - E <text:s text:c="28"/>/* into cover and out of D</text:span></text:p>
            <text:p text:style-name="P1"><text:span text:style-name="T1"><text:s text:c="4"/></text:span><text:span text:style-name="T1">(Phi, F) &lt;= MAKE_SPARSE(F,D,R) <text:s text:c="8"/>/* Concentrate on literals</text:span></text:p>
            <text:p text:style-name="P1"><text:span text:style-name="T1"><text:s/></text:span><text:span text:style-name="T1">return(Phi, F)</text:span></text:p>
            <text:p text:style-name="P1"><text:span text:style-name="T1"><text:s/></text:span><text:span text:style-name="T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0">
        <draw:frame presentation:style-name="pr3" draw:text-style-name="P3" draw:layer="layout" svg:width="16.51cm" svg:height="19.685cm" svg:x="9.525cm" svg:y="0cm" presentation:class="subtitle" presentation:user-transformed="true">
          <draw:text-box>
            <text:p text:style-name="P3"><text:span text:style-name="T3">Espresso-II in Prolog</text:span></text:p>
            <text:p text:style-name="P3"><text:span text:style-name="T3"/></text:p>
            <text:p text:style-name="P1"><text:span text:style-name="T2">lexpress --&gt; <text:s text:c="2"/>unwrap,</text:span></text:p>
            <text:p text:style-name="P1"><text:span text:style-name="T2"><text:s text:c="15"/></text:span><text:span text:style-name="T2">complement,</text:span></text:p>
            <text:p text:style-name="P1"><text:span text:style-name="T2"><text:s text:c="15"/></text:span><text:span text:style-name="T2">expand,</text:span></text:p>
            <text:p text:style-name="P1"><text:span text:style-name="T2"><text:s text:c="15"/></text:span><text:span text:style-name="T2">essential_primes,</text:span></text:p>
            <text:p text:style-name="P1"><text:span text:style-name="T2"><text:s text:c="17"/></text:span><text:span text:style-name="T2">iterate(init_cost),</text:span></text:p>
            <text:p text:style-name="P1"><text:span text:style-name="T2"><text:s text:c="15"/></text:span><text:span text:style-name="T2">add_to_care,</text:span></text:p>
            <text:p text:style-name="P1"><text:span text:style-name="T2"><text:s text:c="15"/></text:span><text:span text:style-name="T2">sub_from_dont_care,</text:span></text:p>
            <text:p text:style-name="P1"><text:span text:style-name="T2"><text:s text:c="15"/></text:span><text:span text:style-name="T2">make_sparse.</text:span></text:p>
            <text:p text:style-name="P1"><text:span text:style-name="T2"/></text:p>
            <text:p text:style-name="P1"><text:span text:style-name="T2"/></text:p>
            <text:p text:style-name="P1"><text:span text:style-name="T2">iterate(done) --&gt; <text:s/>[].</text:span></text:p>
            <text:p text:style-name="P1"><text:span text:style-name="T2">iterate(Step) --&gt;</text:span></text:p>
            <text:p text:style-name="P1"><text:span text:style-name="T2"><text:tab/></text:span><text:span text:style-name="T2"> <text:s/></text:span><text:span text:style-name="T2">call(Step),</text:span></text:p>
            <text:p text:style-name="P1"><text:span text:style-name="T2"><text:s text:c="6"/></text:span><text:span text:style-name="T2">cost_value(Step, Previous, Current, PLA),</text:span></text:p>
            <text:p text:style-name="P1"><text:span text:style-name="T2"><text:s text:c="6"/></text:span><text:span text:style-name="T2">{ sum_costs(PLA, cost(0, 0, 0), Current),</text:span></text:p>
            <text:p text:style-name="P1"><text:span text:style-name="T2"><text:s text:c="8"/></text:span><text:span text:style-name="T2">Previous = Current -&gt; next(Step, Next, _)</text:span></text:p>
            <text:p text:style-name="P1"><text:span text:style-name="T2"><text:tab/></text:span><text:span text:style-name="T2"> <text:s text:c="23"/></text:span><text:span text:style-name="T2">; next(Step, _, Next)</text:span></text:p>
            <text:p text:style-name="P1"><text:span text:style-name="T2"><text:tab/></text:span><text:span text:style-name="T2"> <text:s/></text:span><text:span text:style-name="T2">},</text:span></text:p>
            <text:p text:style-name="P1"><text:span text:style-name="T2"><text:tab/></text:span><text:span text:style-name="T2"> <text:s/></text:span><text:span text:style-name="T2">iterate(Next).</text:span></text:p>
            <text:p text:style-name="P1"><text:span text:style-name="T2"/></text:p>
            <text:p text:style-name="P1"><text:span text:style-name="T2"/></text:p>
            <text:p text:style-name="P1"><text:span text:style-name="T2">next(init_cost, <text:s text:c="2"/>reduce, <text:s text:c="6"/>reduce ).</text:span></text:p>
            <text:p text:style-name="P1"><text:span text:style-name="T2">next(irredundant, reduce2, <text:s text:c="5"/>reduce ).</text:span></text:p>
            <text:p text:style-name="P1"><text:span text:style-name="T2">next(reduce, <text:s text:c="5"/>reduce2, <text:s text:c="5"/>expand ).</text:span></text:p>
            <text:p text:style-name="P1"><text:span text:style-name="T2">next(expand, <text:s text:c="5"/>reduce2, irredundant ).</text:span></text:p>
            <text:p text:style-name="P1"><text:span text:style-name="T2">next(reduce2, <text:s text:c="4"/>done, <text:s text:c="5"/>init_cost ).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0">
        <draw:frame presentation:style-name="pr4" draw:layer="layout" svg:width="17.099cm" svg:height="3.256cm" svg:x="7.62cm" svg:y="0.635cm" presentation:class="title" presentation:user-transformed="true">
          <draw:text-box>
            <text:p text:style-name="P3">Cost Computations</text:p>
          </draw:text-box>
        </draw:frame>
        <draw:frame presentation:style-name="pr5" draw:text-style-name="P5" draw:layer="layout" svg:width="21.59cm" svg:height="13.335cm" svg:x="6.35cm" svg:y="4.445cm" presentation:class="subtitle" presentation:user-transformed="true">
          <draw:text-box>
            <text:p text:style-name="P3"><text:span text:style-name="T5"/></text:p>
            <text:p text:style-name="P1"><text:span text:style-name="T4">% cost_value(+Step, -Previous, -New, -PLA, +DataIn, -DataOut)</text:span></text:p>
            <text:p text:style-name="P1"><text:span text:style-name="T4"/></text:p>
            <text:p text:style-name="P1"><text:span text:style-name="T4"/></text:p>
            <text:p text:style-name="P1"><text:span text:style-name="T4">cost_value(reduce, <text:s text:c="4"/>I, N, P, costs(I,R,E,G)-P,costs(N,R,E,G)-P).</text:span></text:p>
            <text:p text:style-name="P1"><text:span text:style-name="T4">cost_value(expand, <text:s text:c="4"/>R, N, P, costs(I,R,E,G)-P,costs(I,N,E,G)-P).</text:span></text:p>
            <text:p text:style-name="P1"><text:span text:style-name="T4">cost_value(irredundant,E, N, P, costs(I,R,E,G)-P,costs(I,R,N,G)-P).</text:span></text:p>
            <text:p text:style-name="P1"><text:span text:style-name="T4">cost_value(iterate, <text:s text:c="3"/>G, N, P, costs(I,R,E,G)-P,costs(I,R,E,N)-P).</text:span></text:p>
            <text:p text:style-name="P1"><text:span text:style-name="T4">cost_value(reduce2, <text:s text:c="3"/>G, N, P, costs(I,R,E,G)-P,costs(I,R,E,N)-P).</text:span></text:p>
            <text:p text:style-name="P1"><text:span text:style-name="T4">cost_value(init_cost, <text:s/>2, 1, P, costs(I,R,E,G)-P,costs(I,R,E,G)-P).</text:span></text:p>
            <text:p text:style-name="P1"><text:span text:style-name="T4"/></text:p>
            <text:p text:style-name="P1"><text:span text:style-name="T4"/></text:p>
            <text:p text:style-name="P1"><text:span text:style-name="T4">sum_costs([], Cost, Cost).</text:span></text:p>
            <text:p text:style-name="P1"><text:span text:style-name="T4">sum_costs([c(Input,Output)|Cs], cost(P0,In0,Out0), Cost).</text:span></text:p>
            <text:p text:style-name="P1"><text:span text:style-name="T4"><text:s text:c="3"/></text:span><text:span text:style-name="T4">length(Input, LI),</text:span></text:p>
            <text:p text:style-name="P1"><text:span text:style-name="T4"><text:s text:c="3"/></text:span><text:span text:style-name="T4">length(Output,LO),</text:span></text:p>
            <text:p text:style-name="P1"><text:span text:style-name="T4"><text:s text:c="3"/></text:span><text:span text:style-name="T4">P1 is P0 + 1,</text:span></text:p>
            <text:p text:style-name="P1"><text:span text:style-name="T4"><text:s text:c="3"/></text:span><text:span text:style-name="T4">In1 is LI + In0,</text:span></text:p>
            <text:p text:style-name="P1"><text:span text:style-name="T4"><text:s text:c="3"/></text:span><text:span text:style-name="T4">Out1 is LO + 0ut0,</text:span></text:p>
            <text:p text:style-name="P1"><text:span text:style-name="T4"><text:s text:c="3"/></text:span><text:span text:style-name="T4">sum_costs(Cs, cost(P1,In1,Out1), Cost).</text:span></text:p>
            <text:p text:style-name="P4"><text:span text:style-name="T4"/></text:p>
            <text:p text:style-name="P1"><text:span text:style-name="T4">init_cost(_-PLA,costs(C,C,C,C)-PLA) :-</text:span><text:span text:style-name="T4"><text:tab/></text:span></text:p>
            <text:p text:style-name="P1"><text:span text:style-name="T4"><text:s text:c="3"/></text:span><text:span text:style-name="T4">sum_costs(PLA,cost(0,0,0),C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0">
        <draw:frame presentation:style-name="pr4" draw:text-style-name="P6" draw:layer="layout" svg:width="17.099cm" svg:height="3.473cm" svg:x="8.301cm" svg:y="0.635cm" presentation:class="title" presentation:user-transformed="true">
          <draw:text-box>
            <text:p text:style-name="P6">L'express<text:line-break/>The Program</text:p>
          </draw:text-box>
        </draw:frame>
        <draw:frame presentation:style-name="pr6" draw:text-style-name="P9" draw:layer="layout" svg:width="15.884cm" svg:height="14.1cm" svg:x="9.516cm" svg:y="4.445cm" presentation:class="subtitle" presentation:user-transformed="true">
          <draw:text-box>
            <text:p text:style-name="P7"><text:span text:style-name="T6"/></text:p>
            <text:p text:style-name="P8"><text:span text:style-name="T6"/></text:p>
            <text:p text:style-name="P8"><text:span text:style-name="T4">runtime_entry(start) :-</text:span></text:p>
            <text:p text:style-name="P8"><text:span text:style-name="T4"><text:s text:c="4"/></text:span><text:span text:style-name="T4">unix(argv(CmdLine)),</text:span></text:p>
            <text:p text:style-name="P8"><text:span text:style-name="T4"><text:s text:c="4"/></text:span><text:span text:style-name="T4">options(CmdLine, File, fd, InType),</text:span></text:p>
            <text:p text:style-name="P8"><text:span text:style-name="T4"><text:s text:c="4"/></text:span><text:span text:style-name="T4">multplex_input(File, PLA0),</text:span></text:p>
            <text:p text:style-name="P8"><text:span text:style-name="T4"><text:s text:c="4"/></text:span><text:span text:style-name="T4">compute_other(InType, PLA0, PLA1),</text:span></text:p>
            <text:p text:style-name="P8"><text:span text:style-name="T4"><text:s text:c="4"/></text:span><text:span text:style-name="T4">lexpress(_-PLA1, costs(_,_,_,Cost)-PLAMin),</text:span></text:p>
            <text:p text:style-name="P8"><text:span text:style-name="T4"><text:s text:c="4"/></text:span><text:span text:style-name="T4">format(user_error,"Final PLA cost:~q~n",[Cost]),</text:span></text:p>
            <text:p text:style-name="P8"><text:span text:style-name="T4"><text:s text:c="4"/></text:span><text:span text:style-name="T4">change_suffix(File, '.po', OutFile),</text:span></text:p>
            <text:p text:style-name="P8"><text:span text:style-name="T4"><text:s text:c="4"/></text:span><text:span text:style-name="T4">multiplex_output(OutFile, PLAMin).</text:span></text:p>
            <text:p text:style-name="P8"><text:span text:style-name="T4"/></text:p>
            <text:p text:style-name="P8"><text:span text:style-name="T4"/></text:p>
            <text:p text:style-name="P8"><text:span text:style-name="T4">options([], _) <text:s text:c="9"/>--&gt; [].</text:span></text:p>
            <text:p text:style-name="P8"><text:span text:style-name="T4">options([Op|Ops], File) --&gt;</text:span></text:p>
            <text:p text:style-name="P8"><text:span text:style-name="T4"><text:s text:c="6"/></text:span><text:span text:style-name="T4">option(Op, Ops, Rest),</text:span></text:p>
            <text:p text:style-name="P8"><text:span text:style-name="T4"><text:s text:c="6"/></text:span><text:span text:style-name="T4">!,</text:span></text:p>
            <text:p text:style-name="P8"><text:span text:style-name="T4"><text:s text:c="6"/></text:span><text:span text:style-name="T4">option(Rest, File).</text:span></text:p>
            <text:p text:style-name="P8"><text:span text:style-name="T4">options([File|Ops], File) --&gt;</text:span></text:p>
            <text:p text:style-name="P8"><text:span text:style-name="T4"><text:s text:c="6"/></text:span><text:span text:style-name="T4">option(Ops, File).</text:span></text:p>
            <text:p text:style-name="P8"><text:span text:style-name="T4"/></text:p>
            <text:p text:style-name="P8"><text:span text:style-name="T4"/></text:p>
            <text:p text:style-name="P8"><text:span text:style-name="T4">option('-Decho', <text:s text:c="2"/>R, R) --&gt; {assert(echo)}.</text:span></text:p>
            <text:p text:style-name="P8"><text:span text:style-name="T4">option('-eness', <text:s text:c="2"/>R, R) --&gt; {assert(ness)}.</text:span></text:p>
            <text:p text:style-name="P8"><text:span text:style-name="T4">option('-t', [Type|R],R, _, Type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5T15:22:19.37</meta:creation-date>
    <meta:editing-duration>PT4H42M12S</meta:editing-duration>
    <meta:editing-cycles>5</meta:editing-cycles>
    <dc:date>2011-02-18T17:21:07.08</dc:date>
    <meta:generator>LibreOffice/3.3$Win32 OpenOffice.org_project/330m9$Build-1</meta:gener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